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ddddd" draw:textarea-horizontal-align="justify" draw:textarea-vertical-align="middle" draw:auto-grow-height="false" fo:min-height="4.195cm" fo:min-width="13.47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" style:family="graphic" style:parent-style-name="objectwithoutfill">
      <style:graphic-properties draw:marker-end="Arrowheads_20_8" draw:marker-end-width="0.3cm" draw:fill="none" draw:textarea-vertical-align="middle"/>
    </style:style>
    <style:style style:name="gr4" style:family="graphic" style:parent-style-name="objectwithoutfill">
      <style:graphic-properties draw:marker-end="Arrowheads_20_9" draw:marker-end-width="0.3cm" draw:fill="none" draw:textarea-vertical-align="middle"/>
    </style:style>
    <style:style style:name="gr5" style:family="graphic" style:parent-style-name="standard">
      <style:graphic-properties draw:fill-color="#dddddd" draw:textarea-horizontal-align="justify" draw:textarea-vertical-align="middle" draw:auto-grow-height="false" fo:min-height="2.29cm" fo:min-width="13.47cm"/>
    </style:style>
    <style:style style:name="gr6" style:family="graphic" style:parent-style-name="standard">
      <style:graphic-properties draw:fill-color="#dddddd" draw:textarea-horizontal-align="justify" draw:textarea-vertical-align="middle" draw:auto-grow-height="false" fo:min-height="1.973cm" fo:min-width="13.47cm"/>
    </style:style>
    <style:style style:name="gr7" style:family="graphic" style:parent-style-name="standard">
      <style:graphic-properties draw:fill-color="#dddddd" draw:textarea-horizontal-align="justify" draw:textarea-vertical-align="middle" draw:auto-grow-height="false" fo:min-height="3.242cm" fo:min-width="13.47cm"/>
    </style:style>
    <style:style style:name="gr8" style:family="graphic" style:parent-style-name="standard">
      <style:graphic-properties draw:fill-color="#dddddd" draw:textarea-horizontal-align="justify" draw:textarea-vertical-align="middle" draw:auto-grow-height="false" fo:min-height="2.608cm" fo:min-width="13.47cm"/>
    </style:style>
    <style:style style:name="gr9" style:family="graphic" style:parent-style-name="objectwithoutfill">
      <style:graphic-properties draw:marker-end="Arrowheads_20_10" draw:marker-end-width="0.3cm" draw:fill="none" draw:textarea-vertical-align="middle"/>
    </style:style>
    <style:style style:name="gr10" style:family="graphic" style:parent-style-name="objectwithoutfill">
      <style:graphic-properties draw:marker-end="Arrowheads_20_11" draw:marker-end-width="0.3cm" draw:fill="none" draw:textarea-vertical-align="middle"/>
    </style:style>
    <style:style style:name="gr11" style:family="graphic" style:parent-style-name="objectwithoutfill">
      <style:graphic-properties draw:marker-end="Arrowheads_20_12" draw:marker-end-width="0.3cm" draw:fill="none" draw:textarea-vertical-align="middle"/>
    </style:style>
    <style:style style:name="gr12" style:family="graphic" style:parent-style-name="objectwithoutfill">
      <style:graphic-properties draw:marker-end="Arrowheads_20_13" draw:marker-end-width="0.3cm" draw:fill="none" draw:textarea-vertical-align="middle"/>
    </style:style>
    <style:style style:name="gr13" style:family="graphic" style:parent-style-name="objectwithoutfill">
      <style:graphic-properties draw:marker-end="Arrowheads_20_14" draw:marker-end-width="0.3cm" draw:fill="none" draw:textarea-vertical-align="middle"/>
    </style:style>
    <style:style style:name="P1" style:family="paragraph">
      <loext:graphic-properties draw:fill-color="#dddddd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97cm" svg:height="4.445cm" svg:x="3.857cm" svg:y="1.952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0.73cm" svg:height="3.806cm" svg:x="5.616cm" svg:y="2.384cm">
          <draw:text-box>
            <text:p>Create a Support Vector Machine </text:p>
            <text:p>Object, create a Grid Search Object </text:p>
            <text:p>based on the the SVM object, </text:p>
            <text:p>select parameters, and then fit the </text:p>
            <text:p>Training set data</text:p>
          </draw:text-box>
        </draw:frame>
        <draw:line draw:style-name="gr3" draw:text-style-name="P3" draw:layer="layout" svg:x1="10.842cm" svg:y1="1cm" svg:x2="10.842cm" svg:y2="1.952cm">
          <text:p/>
        </draw:line>
        <draw:line draw:style-name="gr4" draw:text-style-name="P3" draw:layer="layout" svg:x1="10.842cm" svg:y1="6.397cm" svg:x2="10.842cm" svg:y2="7.35cm">
          <text:p/>
        </draw:line>
        <draw:custom-shape draw:style-name="gr5" draw:text-style-name="P1" draw:layer="layout" svg:width="13.97cm" svg:height="2.54cm" svg:x="3.857cm" svg:y="7.3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1.665cm" svg:height="1.673cm" svg:x="4.492cm" svg:y="7.985cm">
          <draw:text-box>
            <text:p>Calculate the predicted y-hat value and </text:p>
            <text:p>plot the confusion matrix</text:p>
          </draw:text-box>
        </draw:frame>
        <draw:custom-shape draw:style-name="gr6" draw:text-style-name="P1" draw:layer="layout" svg:width="13.97cm" svg:height="2.223cm" svg:x="3.857cm" svg:y="10.842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3.325cm" svg:height="1.673cm" svg:x="4.175cm" svg:y="11.16cm">
          <draw:text-box>
            <text:p>Create a decision tree object and then create </text:p>
            <text:p>a Grid Search object</text:p>
          </draw:text-box>
        </draw:frame>
        <draw:custom-shape draw:style-name="gr7" draw:text-style-name="P1" draw:layer="layout" svg:width="13.97cm" svg:height="3.492cm" svg:x="3.857cm" svg:y="14.018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2.702cm" svg:height="3.095cm" svg:x="4.492cm" svg:y="14.335cm">
          <draw:text-box>
            <text:p>Fit it to the training dataset, determine best </text:p>
            <text:p>parameters and then determine accuracy </text:p>
            <text:p>of the model with the .best_score_ </text:p>
            <text:p>and score() techniques</text:p>
          </draw:text-box>
        </draw:frame>
        <draw:custom-shape draw:style-name="gr8" draw:text-style-name="P1" draw:layer="layout" svg:width="13.97cm" svg:height="2.858cm" svg:x="3.857cm" svg:y="18.462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3.752cm" svg:height="2.384cm" svg:x="4.175cm" svg:y="18.78cm">
          <draw:text-box>
            <text:p>Complete the same process, of creating object </text:p>
            <text:p>and determining optimal parameters for </text:p>
            <text:p>K Nearest Neighbors</text:p>
          </draw:text-box>
        </draw:frame>
        <draw:custom-shape draw:style-name="gr7" draw:text-style-name="P1" draw:layer="layout" svg:width="13.97cm" svg:height="3.492cm" svg:x="3.857cm" svg:y="21.95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2.702cm" svg:height="3.095cm" svg:x="4.492cm" svg:y="22.272cm">
          <draw:text-box>
            <text:p>Fit it to the training dataset, determine best </text:p>
            <text:p>parameters and then determine accuracy </text:p>
            <text:p>of the model with the .best_score_ </text:p>
            <text:p>and score() techniques</text:p>
          </draw:text-box>
        </draw:frame>
        <draw:line draw:style-name="gr9" draw:text-style-name="P3" draw:layer="layout" svg:x1="10.842cm" svg:y1="9.89cm" svg:x2="10.842cm" svg:y2="10.842cm">
          <text:p/>
        </draw:line>
        <draw:line draw:style-name="gr10" draw:text-style-name="P3" draw:layer="layout" svg:x1="10.842cm" svg:y1="13.065cm" svg:x2="10.842cm" svg:y2="14.017cm">
          <text:p/>
        </draw:line>
        <draw:line draw:style-name="gr11" draw:text-style-name="P3" draw:layer="layout" svg:x1="10.842cm" svg:y1="17.51cm" svg:x2="10.842cm" svg:y2="18.462cm">
          <text:p/>
        </draw:line>
        <draw:line draw:style-name="gr12" draw:text-style-name="P3" draw:layer="layout" svg:x1="10.842cm" svg:y1="21.32cm" svg:x2="10.842cm" svg:y2="21.955cm">
          <text:p/>
        </draw:line>
        <draw:line draw:style-name="gr13" draw:text-style-name="P3" draw:layer="layout" svg:x1="10.842cm" svg:y1="25.447cm" svg:x2="10.842cm" svg:y2="26.4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4-03T12:27:44.802532899</meta:creation-date>
    <dc:date>2022-04-03T13:42:41.380629366</dc:date>
    <meta:editing-duration>PT31M59S</meta:editing-duration>
    <meta:editing-cycles>6</meta:editing-cycles>
    <meta:generator>LibreOffice/7.2.5.2.0$Linux_X86_64 LibreOffice_project/20$Build-2</meta:generator>
    <meta:document-statistic meta:object-count="19"/>
  </office:meta>
</office:document-meta>
</file>